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Palatino, serif"/>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paragraph-rsid="001afc31"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officeooo:paragraph-rsid="001ed388" style:font-weight-asian="normal" style:font-weight-complex="normal"/>
    </style:style>
    <style:style style:name="P6" style:family="paragraph" style:parent-style-name="Standard">
      <style:paragraph-properties fo:text-align="justify" style:justify-single-word="false"/>
      <style:text-properties fo:font-weight="normal" officeooo:paragraph-rsid="001f6d99" style:font-weight-asian="normal" style:font-weight-complex="normal"/>
    </style:style>
    <style:style style:name="P7" style:family="paragraph" style:parent-style-name="Standard">
      <style:paragraph-properties fo:text-align="justify" style:justify-single-word="false"/>
      <style:text-properties fo:font-weight="normal" officeooo:rsid="002088a8" officeooo:paragraph-rsid="002088a8" fo:background-color="transparent" style:font-weight-asian="normal" style:font-weight-complex="normal"/>
    </style:style>
    <style:style style:name="P8" style:family="paragraph" style:parent-style-name="Standard">
      <style:paragraph-properties fo:text-align="justify" style:justify-single-word="false"/>
      <style:text-properties style:font-name="Liberation Serif" fo:font-weight="normal" officeooo:rsid="002088a8" officeooo:paragraph-rsid="002088a8" fo:background-color="transparent" style:font-weight-asian="normal" style:font-weight-complex="normal"/>
    </style:style>
    <style:style style:name="P9" style:family="paragraph" style:parent-style-name="Standard">
      <style:paragraph-properties fo:text-align="justify" style:justify-single-word="false"/>
      <style:text-properties style:font-name="Liberation Serif" fo:font-weight="normal" officeooo:rsid="002088a8" officeooo:paragraph-rsid="0023128f" fo:background-color="transparent" style:font-weight-asian="normal" style:font-weight-complex="normal"/>
    </style:style>
    <style:style style:name="P10" style:family="paragraph" style:parent-style-name="Standard">
      <style:paragraph-properties fo:text-align="justify" style:justify-single-word="false"/>
      <style:text-properties style:font-name="Liberation Serif" fo:font-weight="bold" officeooo:rsid="002088a8" officeooo:paragraph-rsid="002088a8" fo:background-color="transparent"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fo:background-color="#ff4500" loext:char-shading-value="0" style:font-weight-asian="normal" style:font-weight-complex="normal"/>
    </style:style>
    <style:style style:name="T3" style:family="text">
      <style:text-properties fo:font-weight="normal" fo:background-color="#ff0000" loext:char-shading-value="0" style:font-weight-asian="normal" style:font-weight-complex="normal"/>
    </style:style>
    <style:style style:name="T4" style:family="text">
      <style:text-properties fo:background-color="#fff200" loext:char-shading-value="0"/>
    </style:style>
    <style:style style:name="T5" style:family="text">
      <style:text-properties fo:background-color="#ffffff"/>
    </style:style>
    <style:style style:name="T6" style:family="text">
      <style:text-properties fo:background-color="#ff0000" loext:char-shading-value="0"/>
    </style:style>
    <style:style style:name="T7" style:family="text">
      <style:text-properties fo:background-color="#ff0000" loext:char-shading-value="0"/>
    </style:style>
    <style:style style:name="T8" style:family="text">
      <style:text-properties fo:background-color="#ff0000" loext:char-shading-value="0" loext:padding="0cm" loext:border="none"/>
    </style:style>
    <style:style style:name="T9" style:family="text">
      <style:text-properties fo:background-color="#ff4500" loext:char-shading-value="0"/>
    </style:style>
    <style:style style:name="T10" style:family="text">
      <style:text-properties fo:font-weight="bold" style:font-weight-asian="bold" style:font-weight-complex="bold"/>
    </style:style>
    <style:style style:name="T11" style:family="text">
      <style:text-properties loext:padding="0cm" loext:border="none"/>
    </style:style>
    <style:style style:name="T12" style:family="text">
      <style:text-properties style:font-name="apple-system" loext:padding="0cm" loext:border="none"/>
    </style:style>
    <style:style style:name="T13" style:family="text">
      <style:text-properties style:font-name="apple-system" loext:padding="0cm" loext:border="none" fo:background-color="#ffffff"/>
    </style:style>
    <style:style style:name="T14" style:family="text">
      <style:text-properties style:font-name="apple-system" fo:background-color="#ff0000" loext:char-shading-value="0" loext:padding="0cm" loext:border="none"/>
    </style:style>
    <style:style style:name="T15" style:family="text">
      <style:text-properties style:font-name="Liberation Serif" loext:padding="0cm" loext:border="none"/>
    </style:style>
    <style:style style:name="T16" style:family="text">
      <style:text-properties fo:background-color="#00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lección genómica de rasgos agronómicos en arroz híbrido usando una población NCII</text:p>
      <text:p text:style-name="P3"/>
      <text:p text:style-name="P1">Fondo</text:p>
      <text:p text:style-name="P4"/>
      <text:p text:style-name="P4"><text:span text:style-name="T4">La misión principal del mejoramiento de arroz es desarrollar variedades de alto rendimiento para mejorar la producción y satisfacer la demanda mundial de alimentos (Xu et al. 2014 ). El mejoramiento híbrido facilita el aumento del rendimiento del arroz al aprovechar la heterosis, que conduce a un aumento de aproximadamente el 40% en el rendimiento del arroz por área durante los últimos 30 años (Beukert et al. 2017 ).</text:span> El mayor desafío en el mejoramiento de híbridos reside en cómo seleccionar de manera eficiente los híbridos deseados de todos los híbridos potenciales. En los primeros días, la selección de líneas parentales depende en gran medida de la experiencia de los criadores, lo que genera una gran incertidumbre y supone una enorme pérdida de tiempo y trabajo en la evaluación experimental. La selección genómica (GS) se ha propuesto como una herramienta prometedora para superar el desafío (Meuwissen et al. 2001). <text:span text:style-name="T7">GS puede considerarse como una alternativa novedosa a la selección tradicional asistida por marcadores (MAS) para rasgos cuantitativos (Hickey et al. 2017 ). El objetivo de GS es combinar marcadores moleculares y fenotipos de genoma completo en una población de entrenamiento para predecir los valores genéticos de futuros individuos en una población de prueba para la selección y no se requiere una prueba significativa, evitando así sesgos en las estimaciones del efecto de los marcadores y acelerando la ciclo de cría (Desta y Ortiz 2014). A diferencia de MAS, GS es adecuado para rasgos cuantitativos controlados por una gran cantidad de genes de efecto pequeño.</text:span> Motivado por el gran éxito en la mejora de la tasa de ganancia genética de la cría de ganado, GS se ha introducido en el fitomejoramiento en muchas áreas, por ejemplo, la predicción del rendimiento endogámico y la predicción híbrida (Riedelsheimer et al. 2012a ; Crossa et al. 2014 ; Xu et al. 2014 ; Wang et al. 2017 ; Xu 2017 ).</text:p>
      <text:p text:style-name="P4"/>
      <text:p text:style-name="P4">En el mejoramiento híbrido, GS predice el rendimiento de todos los cruces potenciales de un conjunto parental dado con padres genotipados y una pequeña proporción de cruces evaluados en el campo, lo que reduce significativamente el costo de hibridación y evaluación experimental de todos los cruces potenciales. Aunque se ha aplicado GS para predecir el rendimiento de los híbridos, se han implementado pocos estudios de GS en el mejoramiento de híbridos de arroz. Xu y col. (2014) proporcionó una prueba de concepto para la predicción híbrida utilizando un F2 inmortalizadopoblación en el arroz y descubrió que la selección de los 100 mejores híbridos conduciría a un aumento del 16% en el rendimiento, lo que indica el potencial de usar GS para mejorar el rendimiento en el arroz. Sin embargo, el estrecho trasfondo genético de los materiales parentales que derivan de los mismos padres puede limitar la aplicación práctica al mejoramiento de híbridos de arroz. Para superar esta limitación, construimos una población de entrenamiento de GS de acuerdo con el diseño NC II donde se cruzaron 115 variedades de arroz con cinco líneas estériles masculinas. Los 120 padres consanguíneos fueron genotipados y se midieron 575 híbridos para ocho rasgos agronómicos.</text:p>
      <text:p text:style-name="P4"/>
      <text:p text:style-name="P4"><text:span text:style-name="T7">La predicción precisa es esencial para la aplicación exitosa de GS. La predictibilidad, que representa la precisión de la predicción, obtenida de la validación cruzada en la población de entrenamiento, se evaluó en maíz, trigo y cebada (VanRaden 2008 ; Crossa et al. 2017 ). Estos estudios indicaron que la predictibilidad se ve afectada por varios factores genéticos, incluida la heredabilidad, la relación, el tamaño de la muestra y la densidad del marcador, la arquitectura genética. En general, la predictibilidad aumenta a medida que aumenta la intensidad del marcador y el tamaño de la muestra hasta que alcanza una meseta. La densidad de marcador requerida está determinada por la rapidez con que decae el desequilibrio de ligamiento (LD) en la población. Si LD decae lentamente, se requiere una pequeña cantidad de marcadores para escanear el genoma y viceversa (Desta y Ortiz2014 ).</text:span> La relación entre la población de entrenamiento y las poblaciones de prueba también es un factor clave para la <text:soft-page-break/>previsibilidad. La previsibilidad dentro de familias de hermanos completos o medios hermanos es mucho mayor que en grupos no relacionados. En una población de maíz biparental, la inclusión de medios hermanos de ambos padres en lugar de aumentar el tamaño de la población de entrenamiento al azar da como resultado un aumento en la predictibilidad (Jacobson et al. 2014 ). <text:span text:style-name="T7">La predictibilidad está estrechamente relacionada con la heredabilidad. Los rasgos con mayor heredabilidad tienden a tener una mayor previsibilidad. La predictibilidad de los rasgos de baja heredabilidad, como el rendimiento, fue consistentemente más baja que los rasgos de alta heredabilidad, como el peso del grano y la altura de la planta.</text:span></text:p>
      <text:p text:style-name="P4"><text:span text:style-name="T7"/></text:p>
      <text:p text:style-name="P4"><text:span text:style-name="T7">Además de los factores genéticos, los factores estadísticos influyen en la previsibilidad.</text:span> Métodos paramétricos que incluyen <text:span text:style-name="T7">la mejor predicción lineal insesgada genómica (GBLUP)</text:span> (VanRaden 2008 ), métodos bayesianos (González-Recio y Forni 2011 ), operador de selección y contracción mínima absoluta (LASSO) (Tibshirani 1996 ), mínimos cuadrados parciales (PLS) (Gelandi y Kowalski 1986 ) y los métodos no paramétricos incluyendo bosque aleatorio (svetnik et al. 2003 ), redes neurales (NN) (Ehret et al. 2015 ), la máquina de vectores de soporte (SVM) (Maenhout et al. 2007 ) y <text:span text:style-name="T7">reproducción kernel Hilbert espacios de regresión ( RKHS)</text:span> (de Los Campos et al., 2010) han sido ampliamente utilizados por GS para predecir valores genéticos. <text:span text:style-name="T7">Varios investigadores han comparado el rendimiento predictivo de estos métodos utilizando simulación y datos empíricos (VanRaden 2008 ; Riedelsheimer et al. 2012b ; Howard et al. 2014 ; Wang et al. 2015 ). Sin embargo, existe poca información al comparar la precisión de predicción de tales métodos en la población de arroz híbrido.</text:span></text:p>
      <text:p text:style-name="P4"><text:span text:style-name="T7"/></text:p>
      <text:p text:style-name="P4">Vale la pena señalar que incluso si se dispone de un modelo de predicción preciso, no sirve de nada sin recursos superiores de germoplasma. Afortunadamente, <text:span text:style-name="T4">el proyecto de 3000 genomas de arroz (3 K RGP) publicó datos de secuencia de 3023 accesiones de arroz recolectadas de 89 países, que proporcionaron ricos materiales de germoplasma para el mejoramiento híbrido de arroz (Li et al. 2014 ).</text:span></text:p>
      <text:p text:style-name="P4"><text:span text:style-name="T4"/></text:p>
      <text:p text:style-name="P4"><text:span text:style-name="T9">Con el fin de determinar la utilidad del uso de GS para guiar el mejoramiento híbrido en el arroz, evaluamos la precisión de la predicción genómica para el rendimiento híbrido en una población de arroz NC II</text:span> donde se cruzaron 115 variedades puras con cinco líneas estériles masculinas <text:span text:style-name="T9">utilizando seis métodos representativos que incluyen GBLUP, LASSO, BayesB, PLS, SVM y RKHS.</text:span> Se midieron los genotipos de 120 padres consanguíneos y ocho rasgos agronómicos de 575 híbridos. <text:span text:style-name="T9">También evaluamos la influencia del método estadístico, la heredabilidad, el número de marcadores y el tamaño de la población de entrenamiento en la predicción para predecir el rendimiento híbrido.</text:span> Además, predijimos todos los cruces potenciales entre las 120 líneas parentales en la población de entrenamiento y las 3023 variedades de arroz en el 3 K RGP usando los modelos de predicción óptimos, y finalmente seleccionamos los híbridos superiores prometedores para una mayor reproducción híbrida.</text:p>
      <text:p text:style-name="P4"/>
      <text:p text:style-name="P1">Métodos</text:p>
      <text:p text:style-name="P1"><text:span text:style-name="T1"/></text:p>
      <text:p text:style-name="P1"><text:span text:style-name="T1">….</text:span></text:p>
      <text:p text:style-name="P1"><text:span text:style-name="T1"/></text:p>
      <text:p text:style-name="P2"><text:span text:style-name="T1">Previsibilidad y heredabilidad </text:span></text:p>
      <text:p text:style-name="P2"><text:span text:style-name="T1"/></text:p>
      <text:p text:style-name="P2"><text:span text:style-name="T1">La predictibilidad para el rendimiento del híbrido de arroz se evaluó mediante una validación cruzada de cinco veces, donde la muestra se dividió al azar en cinco partes con cuatro partes que se utilizaron para estimar los parámetros y la parte restante se predijo. Finalmente, todas las partes se predijeron una vez y se usaron cuatro veces para estimar los parámetros. </text:span><text:span text:style-name="T2">La predictibilidad se define como el coeficiente de correlación entre los valores fenotípicos observados y predichos.</text:span><text:span text:style-name="T1"> La previsibilidad puede </text:span><text:soft-page-break/><text:span text:style-name="T1">verse afectada por la forma en que la muestra se divide en cinco partes. Por lo tanto, replicamos el análisis de validación cruzada 20 veces para lograr los resultados de predicción promedio de estas repeticiones. </text:span><text:span text:style-name="T3">Para identificar los impactos del tamaño de la población de entrenamiento y el número de marcadores en la predictibilidad, usamos diferentes subconjuntos de población de entrenamiento y marcadores para evaluar la predictibilidad.</text:span></text:p>
      <text:p text:style-name="P2"><text:span text:style-name="T3"/></text:p>
      <text:p text:style-name="P2"><text:span text:style-name="T3">La heredabilidad ( H ) en sentido amplio se puede calcular como describen Knapp et al. ( 1985 ):𝐻=𝜎2𝑔/ (𝜎2𝑔+𝜎2𝑔 𝑒/ 𝑒+𝜎2𝜀/ 𝑒𝑟 ), donde 𝜎2𝑔 es la varianza genética, 𝜎2𝑔 𝑒 es la varianza de la interacción genotipo por ambiente, 𝜎2𝜀es la varianza residual, e es el número de entornos y r es el número de repeticiones en cada experimento. Aquí, calculamos la heredabilidad en sentido amplio en función de los datos fenotípicos recopilados de dos ubicaciones con dos réplicas utilizando análisis de varianza (ANOVA).</text:span></text:p>
      <text:p text:style-name="P4"/>
      <text:p text:style-name="P5"><text:span text:style-name="T10">Resultados</text:span> </text:p>
      <text:p text:style-name="P5"/>
      <text:p text:style-name="P5">Comparación de previsibilidad</text:p>
      <text:p text:style-name="P5"/>
      <text:p text:style-name="P5">Al comparar nuestro conjunto de datos de SNP de arroz con el conjunto de SNP filtrado de 3kRG y el conjunto de SNP de núcleo de 3kRG, obtuvimos dos intersecciones de SNP de arroz, todo el conjunto de SNP y conjunto de SNP de núcleo, los cuales se utilizaron para evaluar la precisión de la predicción. Los previsibilidades de ocho rasgos obtenidos a partir del método GBLUP se ilustran en la Fig. <text:s/>1 . Aunque el número de marcadores en todo el conjunto de SNP (2,054,293) es mucho mayor que el del conjunto de SNP principal (116,482), las previsiones de usar estos dos conjuntos de datos de SNP son casi las mismas para los ocho rasgos. Para mejorar la eficiencia computacional, utilizamos el conjunto de SNP centrales en los análisis de seguimiento.</text:p>
      <text:p text:style-name="P5"/>
      <text:p text:style-name="P5">Las previsiones de los ocho rasgos obtenidos de 575 híbridos utilizando los seis métodos, incluidos GBLUP, LASSO, PLS, BayesB, RKHS y SVM, se resumen en la Tabla 1. <text:span text:style-name="T7">La predictibilidad está altamente correlacionada con la heredabilidad del rasgo, teniendo TGW y PH las previsibilidad más altas en todos los métodos, seguidos de los rasgos PL y SB, siendo el rasgo GY ​​y PN los peores rasgos predecibles.</text:span> Las previsiones de la mayoría de los rasgos son superiores a 0,5, excepto GY y PN. Para el mismo rasgo, las mayores diferencias en la predictibilidad entre los seis métodos varían de 0,007 a 0,046. Las desviaciones estándar de las previsiones varían entre 0,0024 y 0,015 en todos los rasgos y métodos, donde los rasgos altamente predecibles tienden a tener desviaciones estándar más pequeñas que los rasgos predecibles bajos.</text:p>
      <text:p text:style-name="P5"/>
      <text:p text:style-name="P6">Análisis de varianza para predecibilidad </text:p>
      <text:p text:style-name="P6"/>
      <text:p text:style-name="P6"><text:span text:style-name="T7">Realizamos análisis de varianzas para la predictibilidad de</text:span> ocho rasgos y <text:span text:style-name="T7">seis métodos en 20 repeticiones.</text:span> Todos los efectos principales y los efectos de interacción son significativos (Tabla <text:s/>2 ). Luego, realizamos múltiples comparaciones para los efectos principales y los resultados se presentan en la Figura 2. Las previsiones de los ocho rasgos son significativamente diferentes, siendo TGW el mejor y PN y GY los peores (Fig. 2a ). Entre los seis métodos, GBLUP y LASSO funcionan mejor, seguidos de BayesB y RKHS, y SVM y PLS tienen el peor rendimiento (Fig. 2b ). Aunque GBLUP y LASSO poseen un buen rendimiento general, diferentes métodos pueden ser adecuados para diferentes rasgos. Desde archivo adicional <text:s/>1: Tabla S1, podemos encontrar que GBLUP es el método más eficiente para los rasgos GN, PH y TGW mientras que LASSO es el más eficiente para los rasgos PB y SB. SVM es el mejor método para el rasgo PL, mientras que es el peor para los rasgos GN, SB y PN. BayesB tiene <text:soft-page-break/>el mejor rendimiento para GY y PN, pero el peor para PL. PLS se desempeña mal para la mayoría de los rasgos.</text:p>
      <text:p text:style-name="P6"/>
      <text:p text:style-name="P6">Influencia del número de marcadores y el tamaño de la población de entrenamiento en la previsibilidad</text:p>
      <text:p text:style-name="P6"/>
      <text:p text:style-name="P6"><text:span text:style-name="T7">Para determinar el efecto de la densidad de marcadores en la realización de GS en una población de arroz de este tipo, seleccionamos nueve subconjuntos de SNP con un número de marcadores que varía de cien a un millón. Se realizaron cien selecciones de forma aleatoria para cada tamaño de subconjunto. De la Fig. <text:s/>3 , está claro que casi no hay diferencia en la predictibilidad para cada rasgo si se usa un millón de SNP o se usan 5000 SNP. Cuando el número de marcadores cae por debajo de mil, las previsiones comienzan a disminuir significativamente para todos los rasgos. El resultado también revela que cuanto menor es el número de marcadores, mayor es la variación en la predictibilidad.</text:span></text:p>
      <text:p text:style-name="P6"><text:span text:style-name="T7"/></text:p>
      <text:p text:style-name="P7"><text:span text:style-name="T10">Nota:</text:span> <text:span text:style-name="T15">Las barras de error se construyen utilizando un error estándar de la media.</text:span></text:p>
      <text:p text:style-name="P8"><text:span text:style-name="T11"/></text:p>
      <text:p text:style-name="P8"><text:span text:style-name="T8">El impacto del tamaño de la población también se investigó utilizando una estrategia similar. Seleccionamos cinco subconjuntos que varían desde 115 individuos hasta el total de 575 individuos. Como el número de individuos aumenta, podemos observar un aumento de la previsibilidad y una disminución en la variación de las predicciones para cada rasgo (Fig. <text:s/>4).</text:span><text:span text:style-name="T11"> El tamaño de la población tiene mayores efectos en la predicción de GY y PN que otros rasgos. A medida que el tamaño de la población de entrenamiento disminuye de 575 a 115, las previsiones de PN y GY disminuyen en un 77,94% y un 68,23%, respectivamente. </text:span><text:span text:style-name="T8">Aunque tanto la densidad del marcador como el tamaño de la población de entrenamiento influyen en la previsibilidad, la influencia del tamaño de la población en la previsibilidad es considerablemente mayor que la de la densidad del marcador.</text:span><text:span text:style-name="T11"> Por ejemplo, a medida que el número de creadores disminuye de un millón a cien, la predictibilidad de ocho rasgos solo disminuye en un 9.27% ​​en promedio, mientras que la predictibilidad cae en un 39.11% en promedio a medida que el tamaño de la población disminuye de 575 a 115, lo que indica que </text:span><text:span text:style-name="T8">es necesaria una gran población de formación para obtener una alta previsibilidad.</text:span></text:p>
      <text:p text:style-name="P8"><text:span text:style-name="T8"/></text:p>
      <text:p text:style-name="P9"><text:span text:style-name="T11">Predecir cruces no probados usando GBLUP </text:span></text:p>
      <text:p text:style-name="P9"><text:span text:style-name="T11"/></text:p>
      <text:p text:style-name="P9"><text:span text:style-name="T8">La alta predictibilidad de los ocho rasgos obtenidos de la validación cruzada de cinco veces indica que la selección genómica será eficaz para todos los rasgos</text:span><text:span text:style-name="T11">, especialmente para TGW y PH. De acuerdo con los parámetros estimados de esta muestra de entrenamiento, predijimos todos los híbridos potenciales que se encuentran entre las 120 líneas endogámicas en la población de entrenamiento y las 3023 variedades de arroz en el 3 K RGP usando el método GBLUP. Luego, clasificamos todos los valores fenotípicos predichos en orden descendente y promediamos los cruces superiores seleccionados para observar las ganancias de la predicción. Figura 5 muestra los valores fenotípicos promedio pronosticados para cada rasgo frente a diferentes números de cruces superiores. Los valores fenotípicos promedio predichos de los cruces superiores son mucho más altos que los de todos los cruces potenciales para todos los rasgos. Por ejemplo, el GY promedio pronosticado de los 100 mejores cruces es 51,46, mientras que el de todos los cruces es 38,13. Si los 100 mejores cruces para GY se seleccionan para la reproducción híbrida, GY aumentará en 13,33 (51,46–38,13), lo que representa una ganancia del 34,97% (13,33 / 38,13). Para los otros siete rasgos, con la selección genómica de los 100 cruces principales, esperamos ganar 23.25%, 30.21%, 42.87%, 61.80%, 75.83%, 19.24% y 36.12% en TGW, PN, PH, SB, GN, PL y PB, respectivamente. Las combinaciones de los 100 cruces principales para los ocho rasgos se dan en el archivo adicional <text:s/>2: Tabla S2. Los criadores pueden producir estos cruces en el campo de acuerdo con estos resultados.</text:span></text:p>
      <text:p text:style-name="P8"><text:span text:style-name="T11"/></text:p>
      <text:p text:style-name="P10"><text:soft-page-break/>Discusión</text:p>
      <text:p text:style-name="P10"/>
      <text:p text:style-name="P8"><text:span text:style-name="T6">En este estudio, evaluamos las influencias del método estadístico, la heredabilidad, el número de marcadores y el tamaño de la población de entrenamiento en la predicción del rendimiento híbrido en el arroz. A partir de la comparación de diferentes métodos de predicción, encontramos que los métodos paramétricos (GBLUP, LASSO, BayesB) funcionaron mejor que los métodos no paramétricos (RKHS y SVM), pero no había ningún método que se ajustara a todos los rasgos universalmente bien.</text:span> Estudios anteriores han comparado el rendimiento de los modelos paramétricos con los modelos no paramétricos utilizados en GS. Heslot y col. ( 2012 ) compararon seis métodos paramétricos y cuatro métodos no paramétricos para la predicción genómica en trigo, maíz y cebada, y observaron que el método RKHS funcionó mejor en diferentes especies. Howard y col. ( 2014) evaluó 14 métodos paramétricos y no paramétricos utilizando arquitecturas genéticas simuladas y encontró que los métodos paramétricos funcionaban ligeramente mejor que los métodos no paramétricos para arquitecturas genéticas aditivas, pero los métodos paramétricos tenían dificultades para capturar efectos no aditivos como los efectos epistáticos. <text:span text:style-name="T6">Generalmente, GBLUP es el método más robusto y generalmente brinda la mayor predictibilidad para rasgos altamente poligénicos; los métodos bayesianos y LASSO son mejores para rasgos con genes principales; el método PLS se ajusta mejor a los datos cuando los predictores individuales están altamente correlacionados; SVM y RKHS funcionan bien para rasgos bajo arquitecturas genéticas no aditivas. Algunos estudios han confirmado que se pueden obtener pequeñas ganancias en la predictibilidad si se selecciona el método GS de acuerdo con la arquitectura de rasgos (Riedelsheimer et al. 2012b). Si la arquitectura genética subyacente al rasgo no está clara, se deben probar métodos paramétricos y no paramétricos para confirmar los resultados de forma cruzada.</text:span></text:p>
      <text:p text:style-name="P8"/>
      <text:p text:style-name="P8"><text:span text:style-name="T6">Aunque los seis métodos GS difieren ligeramente en sus previsiones, los mejores individuos seleccionados son diferentes.</text:span> Para verificarlo, predijimos GY y TGW de los 362,760 híbridos usando LASSO y GBLUP y luego comparamos los resultados de predicción de estos dos métodos. <text:span text:style-name="T6">Las combinaciones de las 100 mejores cruces seleccionadas en base a LASSO para GY y TGW se dan en el archivo adicional <text:s/>3 : Tabla S3-S4. Los coeficientes de correlación entre LASSO y GBLUP para GY y TGW predichos son 0.908 y 0.939, respectivamente. Sin embargo, entre los 100 cruces principales seleccionados mediante LASSO y GBLUP, solo 21 y 61 cruces son idénticos para GY y TGW, respectivamente (marcados en amarillo en la Tabla S3-S4). Para garantizar la confiabilidad de GS, sugerimos elegir híbridos de élite seleccionados mediante múltiples métodos de GS.</text:span></text:p>
      <text:p text:style-name="P8"/>
      <text:p text:style-name="P8"><text:span text:style-name="T6">También encontramos que el tamaño de la población de entrenamiento tuvo un mayor impacto en la predicción del rendimiento híbrido que la densidad del marcador, lo que estaba de acuerdo con estudios anteriores. El aumento de la previsibilidad alcanza rápidamente una meseta a medida que aumenta el número de marcadores. En nuestro estudio, la predictibilidad se estabilizó cuando se utilizaron 5000 marcadores para la predicción de todos los rasgos.</text:span> La investigación en una población reproductora de arroz de élite genotipada con 73,147 marcadores reveló que la precisión de la predicción alcanzó una meseta en 7142 SNP con el método rrBLUP (Spindel et al. 2015). <text:span text:style-name="T6">Por lo tanto, se desea un panel de marcadores de baja densidad para obtener una relación costo-beneficio favorable para GS. Con respecto al tamaño de la población en formación, tiene un fuerte efecto sobre la previsibilidad. Observamos un aumento monótono en la predictibilidad de cada rasgo con la mejora del tamaño de la población.</text:span> Para GY y NP, las previsiones obtenidas de 575 individuos son casi cuatro veces más altas que las obtenidas de 115 individuos.<text:span text:style-name="T6"> Por lo tanto, aumentar el tamaño de la población de entrenamiento en lugar de aumentar el número de marcadores puede ser preferible para la predicción de híbridos de arroz.</text:span></text:p>
      <text:p text:style-name="P8"><text:span text:style-name="T6"/></text:p>
      <text:p text:style-name="P8"><text:soft-page-break/><text:span text:style-name="T6">Actualmente, las investigaciones sobre GS se basan principalmente en el modelo aditivo. En este estudio, se utilizó el modelo aditivo para predecir el rendimiento híbrido en el arroz. </text:span><text:span text:style-name="T16">Sin embargo, pocos estudios han sugerido que la incorporación de la dominancia puede producir una previsibilidad similar o mayor que considerar únicamente los efectos aditivos (Vitezica et al. 2013 ).</text:span> Aquí, investigamos los efectos de las variaciones aditivas y dominantes en la predicción del rendimiento de los híbridos de arroz. Las previsiones bajo el modelo aditivo y aditivo dominante para ocho rasgos se evaluaron utilizando el método HAT (Xu 2017 ). Las varianzas se estimaron mediante el análisis REML. Las previsiones y los componentes de la varianza estimada se enumeran en el archivo adicional <text:s/>4: Tabla S5. <text:span text:style-name="T16">El resultado revela que las variaciones aditivas explican la mayoría de las variaciones de los rasgos, y la mejora en la previsibilidad al incluir las variaciones de dominancia es marginal. </text:span>Este resultado es consistente con Xu et al. ( 2014 ) quienes no encontraron beneficio al agregar varianza no aditiva. Esto puede deberse a que la matriz de parentesco de efecto aditivo ya ha capturado mucha información sobre la matriz de parentesco de efecto dominante. Teniendo en cuenta la eficiencia de los cálculos, puede que no sea necesario utilizar un modelo de aditivo dominante para predecir el rendimiento de los híbridos en el arroz.</text:p>
      <text:p text:style-name="P8"/>
      <text:p text:style-name="P8">Este estudio demostró la aplicación de GS para predecir el rendimiento híbrido en el arroz. Usamos 575 híbridos existentes derivados de 120 padres consanguíneos como la población de entrenamiento para predecir los 362,760 híbridos potenciales que se encuentran entre las 120 líneas puras y las 3023 variedades de arroz en el 3 K RGP. Solo se midieron los fenotipos de los 575 híbridos y los genotipos de los padres consanguíneos, lo que redujo enormemente el costo de secuenciación y evaluación experimental de todos los cruces potenciales. De todos los híbridos potenciales, la selección de los 100 mejores híbridos previstos conduciría a una ganancia del 35% en el rendimiento de grano. Xu y col. ( 2014) predijo que si se seleccionaran los 100 mejores cruces de 21,945 híbridos por rendimiento, la ganancia sería del 16%. Esta alta ganancia para el rendimiento con baja previsibilidad se debe principalmente a la alta intensidad de selección de los cruces, representada por la proporción considerablemente pequeña seleccionada. Teóricamente, los mejores cruces seleccionados pueden traer una mejora sustancial de los híbridos futuros, pero estos deben ser probados y validados más a fondo en experimentos diseñados. Estamos planeando generar los híbridos de los 50 híbridos superiores, medios y últimos predichos de todos los híbridos potenciales y evaluar su desempeño en el campo. Luego, los criadores pueden seleccionar y producir los cruces ideales basándose en los resultados del presente estudio y su experiencia.</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Palatino, serif"/>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05T05:45:15.616321924</meta:creation-date>
    <meta:generator>LibreOffice/6.0.7.3$Linux_X86_64 LibreOffice_project/00m0$Build-3</meta:generator>
    <dc:date>2022-01-05T08:28:19.997720754</dc:date>
    <meta:editing-duration>PT1H52M2S</meta:editing-duration>
    <meta:editing-cycles>27</meta:editing-cycles>
    <meta:document-statistic meta:table-count="0" meta:image-count="0" meta:object-count="0" meta:page-count="6" meta:paragraph-count="31" meta:word-count="3602" meta:character-count="22517" meta:non-whitespace-character-count="18931"/>
  </office:meta>
</office:document-meta>
</file>